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text/xml" manifest:full-path="Object 5/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053cm" svg:stroke-color="#990099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Fine_20_Dashed_20__28_var_29_" svg:stroke-width="0.053cm" svg:stroke-color="#ff9900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withoutfill">
      <style:graphic-properties svg:stroke-width="0.035cm" svg:stroke-color="#000000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svg:stroke-width="0.081cm" svg:stroke-color="#333333" draw:marker-start-width="0.321cm" draw:marker-end="Arrow_20_concave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35cm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018cm" svg:stroke-color="#00000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42cm"/>
    </style:style>
    <style:style style:name="gr12" style:family="graphic" style:parent-style-name="standard">
      <style:graphic-properties draw:fill-color="#ffcc99" draw:textarea-vertical-align="middle"/>
    </style:style>
    <style:style style:name="gr13" style:family="graphic" style:parent-style-name="standard">
      <style:graphic-properties draw:fill-color="#6600cc" draw:textarea-vertical-align="middle"/>
    </style:style>
    <style:style style:name="gr14" style:family="graphic" style:parent-style-name="objectwithoutfill">
      <style:graphic-properties svg:stroke-width="0.018cm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text-properties fo:font-family="'Avenir Next'" style:font-style-name="Italic" style:font-pitch="variable" fo:font-size="12pt" style:font-size-asian="12pt" style:font-size-complex="12pt"/>
    </style:style>
    <style:style style:name="T1" style:family="text">
      <style:text-properties fo:font-family="'Avenir Next'" style:font-style-name="Italic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85cm" svg:y1="16.24cm" svg:x2="6.385cm" svg:y2="14.716cm">
          <text:p/>
        </draw:line>
        <draw:line draw:style-name="gr2" draw:text-style-name="P1" draw:layer="layout" svg:x1="1.66cm" svg:y1="14.716cm" svg:x2="6.334cm" svg:y2="14.716cm">
          <text:p/>
        </draw:line>
        <draw:line draw:style-name="gr3" draw:text-style-name="P1" draw:layer="layout" svg:x1="1.635cm" svg:y1="16.24cm" svg:x2="6.715cm" svg:y2="16.24cm">
          <text:p/>
        </draw:line>
        <draw:frame draw:style-name="gr4" draw:layer="layout" svg:width="0.502cm" svg:height="1.187cm" svg:x="3.794cm" svg:y="15.732cm">
          <draw:text-box>
            <text:p/>
          </draw:text-box>
        </draw:frame>
        <draw:line draw:style-name="gr5" draw:text-style-name="P1" draw:layer="layout" svg:x1="1.635cm" svg:y1="16.241cm" svg:x2="1.635cm" svg:y2="11.16cm">
          <text:p/>
        </draw:line>
        <draw:line draw:style-name="gr6" draw:text-style-name="P1" draw:layer="layout" svg:x1="1.635cm" svg:y1="16.24cm" svg:x2="6.461cm" svg:y2="14.716cm">
          <text:p/>
        </draw:line>
        <draw:line draw:style-name="gr7" draw:text-style-name="P1" draw:layer="layout" svg:x1="1.635cm" svg:y1="16.241cm" svg:x2="6.715cm" svg:y2="16.24cm">
          <text:p/>
        </draw:line>
        <draw:frame draw:style-name="gr4" draw:layer="layout" svg:width="0.502cm" svg:height="1.187cm" svg:x="5.572cm" svg:y="13.7cm">
          <draw:text-box>
            <text:p/>
          </draw:text-box>
        </draw:frame>
        <draw:frame draw:style-name="gr8" draw:text-style-name="P1" draw:layer="layout" svg:width="1.916cm" svg:height="0.53cm" svg:x="6.069cm" svg:y="14.05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8" draw:text-style-name="P1" draw:layer="layout" svg:width="0.925cm" svg:height="0.488cm" svg:x="6.588cm" svg:y="16.38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8" draw:text-style-name="P1" draw:layer="layout" svg:width="0.87cm" svg:height="0.488cm" svg:x="1.635cm" svg:y="10.90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9" draw:text-style-name="P1" draw:layer="layout" svg:x1="1.635cm" svg:y1="16.875cm" svg:x2="1.635cm" svg:y2="9.89cm">
          <text:p/>
        </draw:line>
        <draw:frame draw:style-name="gr10" draw:text-style-name="P2" draw:layer="layout" svg:width="2.301cm" svg:height="0.831cm" svg:x="9.955cm" svg:y="9.855cm">
          <draw:text-box>
            <text:p><text:span text:style-name="T1">Amplitud</text:span></text:p>
          </draw:text-box>
        </draw:frame>
        <draw:frame draw:style-name="gr11" draw:text-style-name="P2" draw:layer="layout" svg:width="2.542cm" svg:height="0.831cm" svg:x="17.466cm" svg:y="15.536cm">
          <draw:text-box>
            <text:p><text:span text:style-name="T1">Elementos</text:span></text:p>
          </draw:text-box>
        </draw:frame>
        <draw:rect draw:style-name="gr12" draw:text-style-name="P1" draw:layer="layout" svg:width="0.635cm" svg:height="2.54cm" svg:x="9.89cm" svg:y="13.7cm">
          <text:p/>
        </draw:rect>
        <draw:rect draw:style-name="gr12" draw:text-style-name="P1" draw:layer="layout" svg:width="0.635cm" svg:height="2.54cm" svg:x="10.525cm" svg:y="13.7cm">
          <text:p/>
        </draw:rect>
        <draw:rect draw:style-name="gr12" draw:text-style-name="P1" draw:layer="layout" svg:width="0.635cm" svg:height="2.54cm" svg:x="11.16cm" svg:y="13.7cm">
          <text:p/>
        </draw:rect>
        <draw:rect draw:style-name="gr12" draw:text-style-name="P1" draw:layer="layout" svg:width="0.635cm" svg:height="2.54cm" svg:x="11.795cm" svg:y="13.7cm">
          <text:p/>
        </draw:rect>
        <draw:rect draw:style-name="gr12" draw:text-style-name="P1" draw:layer="layout" svg:width="0.635cm" svg:height="2.54cm" svg:x="12.43cm" svg:y="13.7cm">
          <text:p/>
        </draw:rect>
        <draw:rect draw:style-name="gr12" draw:text-style-name="P1" draw:layer="layout" svg:width="0.635cm" svg:height="2.54cm" svg:x="13.065cm" svg:y="13.7cm">
          <text:p/>
        </draw:rect>
        <draw:rect draw:style-name="gr12" draw:text-style-name="P1" draw:layer="layout" svg:width="0.635cm" svg:height="2.54cm" svg:x="13.7cm" svg:y="13.7cm">
          <text:p/>
        </draw:rect>
        <draw:rect draw:style-name="gr12" draw:text-style-name="P1" draw:layer="layout" svg:width="0.635cm" svg:height="2.54cm" svg:x="14.335cm" svg:y="13.7cm">
          <text:p/>
        </draw:rect>
        <draw:rect draw:style-name="gr13" draw:text-style-name="P1" draw:layer="layout" svg:width="0.635cm" svg:height="2.54cm" svg:x="14.97cm" svg:y="13.7cm">
          <text:p/>
        </draw:rect>
        <draw:rect draw:style-name="gr12" draw:text-style-name="P1" draw:layer="layout" svg:width="0.635cm" svg:height="2.54cm" svg:x="15.605cm" svg:y="13.7cm">
          <text:p/>
        </draw:rect>
        <draw:rect draw:style-name="gr12" draw:text-style-name="P1" draw:layer="layout" svg:width="0.635cm" svg:height="2.54cm" svg:x="16.24cm" svg:y="13.7cm">
          <text:p/>
        </draw:rect>
        <draw:rect draw:style-name="gr12" draw:text-style-name="P1" draw:layer="layout" svg:width="0.635cm" svg:height="2.54cm" svg:x="16.875cm" svg:y="13.7cm">
          <text:p/>
        </draw:rect>
        <draw:frame draw:style-name="gr8" draw:text-style-name="P1" draw:layer="layout" svg:width="0.513cm" svg:height="0.47cm" svg:x="15.025cm" svg:y="16.40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8" draw:text-style-name="P1" draw:layer="layout" svg:width="0.568cm" svg:height="0.47cm" svg:x="16.942cm" svg:y="16.40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8" draw:text-style-name="P1" draw:layer="layout" svg:width="0.424cm" svg:height="0.322cm" svg:x="4.302cm" svg:y="15.60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line draw:style-name="gr14" draw:text-style-name="P1" draw:layer="layout" svg:x1="1cm" svg:y1="16.24cm" svg:x2="7.731cm" svg:y2="16.24cm">
          <text:p/>
        </draw:line>
        <draw:path draw:style-name="gr3" draw:text-style-name="P1" draw:layer="layout" svg:width="0.126cm" svg:height="0.761cm" svg:x="4.175cm" svg:y="15.478cm" svg:viewBox="0 0 127 762" svg:d="M0 0c127 254 127 508 127 762">
          <text:p/>
        </draw:path>
        <draw:line draw:style-name="gr15" draw:text-style-name="P1" draw:layer="layout" svg:x1="9.001cm" svg:y1="16.24cm" svg:x2="18.78cm" svg:y2="16.24cm">
          <text:p/>
        </draw:line>
        <draw:line draw:style-name="gr15" draw:text-style-name="P1" draw:layer="layout" svg:x1="9.89cm" svg:y1="17.002cm" svg:x2="9.89cm" svg:y2="10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Mas Solé</meta:initial-creator>
    <meta:creation-date>2022-01-08T13:33:16</meta:creation-date>
    <dc:date>2022-01-08T22:29:16</dc:date>
    <dc:creator>Javier Mas Solé</dc:creator>
    <meta:editing-duration>PT1H56M2S</meta:editing-duration>
    <meta:editing-cycles>31</meta:editing-cycles>
    <meta:generator>OpenOffice/4.1.3$Unix OpenOffice.org_project/413m1$Build-9783</meta:generator>
    <meta:document-statistic meta:object-count="33"/>
  </office:meta>
</office:document-meta>
</file>

<file path=Object 1/content.xml><?xml version="1.0" encoding="utf-8"?>
<math xmlns="http://www.w3.org/1998/Math/MathML">
  <semantics>
    <mrow>
      <mo stretchy="false">∣</mo>
      <mi>s</mi>
      <mrow>
        <mo stretchy="false">〉</mo>
        <mo stretchy="false">=</mo>
        <mo stretchy="false">∣</mo>
      </mrow>
      <msub>
        <mo stretchy="false">Ψ</mo>
        <mn>0</mn>
      </msub>
      <mo stretchy="false">〉</mo>
    </mrow>
    <annotation encoding="StarMath 5.0">%Ux2223 s %Ux232A =  %Ux2223 %PSI_0 %Ux232A </annotation>
  </semantics>
</math>
</file>

<file path=Object 2/content.xml><?xml version="1.0" encoding="utf-8"?>
<math xmlns="http://www.w3.org/1998/Math/MathML">
  <semantics>
    <mrow>
      <mo stretchy="false">∣</mo>
      <mi>s</mi>
      <mi>'</mi>
      <mo stretchy="false">〉</mo>
    </mrow>
    <annotation encoding="StarMath 5.0">%Ux2223 s' %Ux232A  </annotation>
  </semantics>
</math>
</file>

<file path=Object 3/content.xml><?xml version="1.0" encoding="utf-8"?>
<math xmlns="http://www.w3.org/1998/Math/MathML">
  <semantics>
    <mrow>
      <mo stretchy="false">∣</mo>
      <mi>w</mi>
      <mo stretchy="false">〉</mo>
    </mrow>
    <annotation encoding="StarMath 5.0">%Ux2223 w %Ux232A  </annotation>
  </semantics>
</math>
</file>

<file path=Object 4/content.xml><?xml version="1.0" encoding="utf-8"?>
<math xmlns="http://www.w3.org/1998/Math/MathML">
  <semantics>
    <mrow>
      <mi>w</mi>
    </mrow>
    <annotation encoding="StarMath 5.0"> w </annotation>
  </semantics>
</math>
</file>

<file path=Object 5/content.xml><?xml version="1.0" encoding="utf-8"?>
<math xmlns="http://www.w3.org/1998/Math/MathML">
  <semantics>
    <mrow>
      <mi>N</mi>
    </mrow>
    <annotation encoding="StarMath 5.0"> N </annotation>
  </semantics>
</math>
</file>

<file path=Object 8/content.xml><?xml version="1.0" encoding="utf-8"?>
<math xmlns="http://www.w3.org/1998/Math/MathML">
  <semantics>
    <mrow>
      <mo stretchy="false">θ</mo>
    </mrow>
    <annotation encoding="StarMath 5.0">%theta   </annotation>
  </semantics>
</math>
</file>